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3dbf" officeooo:paragraph-rsid="00173dbf"/>
    </style:style>
    <style:style style:name="P2" style:family="paragraph" style:parent-style-name="Standard">
      <style:text-properties officeooo:rsid="00173dbf" officeooo:paragraph-rsid="001825e8"/>
    </style:style>
    <style:style style:name="P3" style:family="paragraph" style:parent-style-name="Standard">
      <style:text-properties officeooo:rsid="00173dbf" officeooo:paragraph-rsid="001825e8"/>
    </style:style>
    <style:style style:name="P4" style:family="paragraph" style:parent-style-name="Standard">
      <style:text-properties officeooo:rsid="00185b73" officeooo:paragraph-rsid="00185b73"/>
    </style:style>
    <style:style style:name="P5" style:family="paragraph" style:parent-style-name="Standard">
      <style:text-properties fo:font-weight="bold" officeooo:rsid="00173dbf" officeooo:paragraph-rsid="001825e8" style:font-weight-asian="bold" style:font-weight-complex="bold"/>
    </style:style>
    <style:style style:name="T1" style:family="text">
      <style:text-properties officeooo:rsid="0017d722"/>
    </style:style>
    <style:style style:name="T2" style:family="text">
      <style:text-properties officeooo:rsid="001825e8"/>
    </style:style>
    <style:style style:name="T3" style:family="text">
      <style:text-properties officeooo:rsid="00185b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 курса</text:p>
      <text:p text:style-name="P1"><text:tab/>Правильное оформление кода и стилистика написание программы</text:p>
      <text:p text:style-name="P1"><text:tab/>Описание цикла разработки порграммы и различных методик</text:p>
      <text:p text:style-name="P1"><text:tab/>Простая программа</text:p>
      <text:p text:style-name="P1"><text:tab/>Типы данных</text:p>
      <text:p text:style-name="P1"><text:tab/>Работа с типами данных (логические операторы, арифметические)</text:p>
      <text:p text:style-name="P1"><text:tab/>Указатели</text:p>
      <text:p text:style-name="P1"><text:tab/>Условия, switch</text:p>
      <text:p text:style-name="P1"><text:tab/>Массивы</text:p>
      <text:p text:style-name="P1"><text:tab/><text:span text:style-name="T1">Строки</text:span></text:p>
      <text:p text:style-name="P1"><text:tab/><text:span text:style-name="T1">Двумерные</text:span></text:p>
      <text:p text:style-name="P1"><text:tab/>Циклы</text:p>
      <text:p text:style-name="P1"><text:tab/><text:span text:style-name="T1">Динамическая инициализация</text:span></text:p>
      <text:p text:style-name="P1"><text:tab/>Функции</text:p>
      <text:p text:style-name="P1"><text:tab/>Аргументы функции</text:p>
      <text:p text:style-name="P1"><text:tab/>typedef — создание собственного типа на основе существующего</text:p>
      <text:p text:style-name="P1"><text:tab/>Фуекции как аргументы</text:p>
      <text:p text:style-name="P1"><text:tab/>Немного отостаримся от С++</text:p>
      <text:p text:style-name="P1"><text:tab/><text:tab/>Система сборки cmake и разбиение текста программы на файлы и каталоги</text:p>
      <text:p text:style-name="P1"><text:tab/><text:tab/>Создание библиотек</text:p>
      <text:p text:style-name="P1"><text:tab/><text:tab/>Создание дистрибутива</text:p>
      <text:p text:style-name="P1"><text:tab/>Струтктуры</text:p>
      <text:p text:style-name="P1"><text:tab/>Класса (наследование и прочая чухня)</text:p>
      <text:p text:style-name="P1"><text:tab/>template — шаблонный тип</text:p>
      <text:p text:style-name="P1"><text:tab/>Знакомство с библиотекой Qt</text:p>
      <text:p text:style-name="P1"><text:tab/>Устнановка среды для разработки QtCreator</text:p>
      <text:p text:style-name="P1"><text:tab/>Сборка с помощью cmake</text:p>
      <text:p text:style-name="P2"><text:tab/><text:span text:style-name="T2">Основновные контейнерные типы данных + карткая их реализация</text:span></text:p>
      <text:p text:style-name="P2"><text:tab/><text:span text:style-name="T2">Сериализаторы, десериализаторы</text:span></text:p>
      <text:p text:style-name="P2"><text:tab/><text:span text:style-name="T2">Работа с файлами</text:span></text:p>
      <text:p text:style-name="P2"><text:tab/><text:span text:style-name="T2">Создание грайического интерфейса (коротко)</text:span></text:p>
      <text:p text:style-name="P2"><text:tab/><text:span text:style-name="T2">Рисование собственных интерфейсов</text:span></text:p>
      <text:p text:style-name="P2"><text:tab/><text:span text:style-name="T2">Многопоточное программирование</text:span></text:p>
      <text:p text:style-name="P2"><text:tab/><text:span text:style-name="T2">Сетевое программирование по протоколу tcp</text:span></text:p>
      <text:p text:style-name="P2"><text:tab/><text:span text:style-name="T2">Модель - представление</text:span></text:p>
      <text:p text:style-name="P2"><text:tab/><text:span text:style-name="T2">Различные кодировки</text:span></text:p>
      <text:p text:style-name="P2"><text:tab/>Шаблоны проектирования — патерны <text:span text:style-name="T2">и их детализация</text:span></text:p>
      <text:p text:style-name="P4"><text:tab/>БД - postgres</text:p>
      <text:p text:style-name="P2"><text:tab/><text:span text:style-name="T3">Анимация</text:span></text:p>
      <text:p text:style-name="P2"><text:tab/><text:span text:style-name="T3">SVG</text:span></text:p>
      <text:p text:style-name="P2"><text:tab/></text:p>
      <text:p text:style-name="P2"><text:tab/><text:span text:style-name="T3">Теория создания игр — кратко</text:span></text:p>
      <text:p text:style-name="P5"><text:tab/><text:span text:style-name="T3">ДЗ - Написать своего марио c сохранением результата прохождения в БД</text:span></text:p>
      <text:p text:style-name="P2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6-07-11T23:47:34.113435260</meta:creation-date>
    <dc:date>2016-07-12T00:29:36.233967562</dc:date>
    <dc:creator>denis </dc:creator>
    <meta:editing-duration>PT11M16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45" meta:word-count="148" meta:character-count="1198" meta:non-whitespace-character-count="1041"/>
  </office:meta>
</office:document-meta>
</file>